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38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epas/apéro</text:p>
          </table:table-cell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énom et nom : 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Ratatouille niçoise</text:p>
          </table:table-cell>
          <table:table-cell table:style-name="ce5" office:value-type="date" office:date-value="2020-07-08" calcext:value-type="date">
            <text:p>08/07/20</text:p>
          </table:table-cell>
          <table:table-cell table:style-name="ce2" office:value-type="string" calcext:value-type="string">
            <text:p>Marie-Sarah Laroch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7-13" calcext:value-type="date">
            <text:p>13/07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Dahl d’été</text:p>
          </table:table-cell>
          <table:table-cell table:style-name="ce5" office:value-type="date" office:date-value="2020-07-25" calcext:value-type="date">
            <text:p>25/07/20</text:p>
          </table:table-cell>
          <table:table-cell table:style-name="ce2" office:value-type="string" calcext:value-type="string">
            <text:p>Bruno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8-03" calcext:value-type="date">
            <text:p>03/08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Lentilles carottes</text:p>
          </table:table-cell>
          <table:table-cell table:style-name="ce5" office:value-type="date" office:date-value="2020-09-19" calcext:value-type="date">
            <text:p>19/09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Cuisson de la betterave</text:p>
          </table:table-cell>
          <table:table-cell table:style-name="ce5" office:value-type="date" office:date-value="2020-10-01" calcext:value-type="date">
            <text:p>01/10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Brochettes-apéro</text:p>
          </table:table-cell>
          <table:table-cell table:style-name="ce5" office:value-type="date" office:date-value="2020-10-01" calcext:value-type="date">
            <text:p>01/10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Cuisson des pois chiches</text:p>
          </table:table-cell>
          <table:table-cell table:style-name="ce5" office:value-type="date" office:date-value="2020-10-10" calcext:value-type="date">
            <text:p>10/10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Hoummous</text:p>
          </table:table-cell>
          <table:table-cell table:style-name="ce5" office:value-type="date" office:date-value="2020-10-10" calcext:value-type="date">
            <text:p>10/10/20</text:p>
          </table:table-cell>
          <table:table-cell table:style-name="ce2" office:value-type="string" calcext:value-type="string">
            <text:p>Olivier Marais</text:p>
          </table:table-cell>
          <table:table-cell table:style-name="ce9"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Cuisson des endives</text:p>
          </table:table-cell>
          <table:table-cell table:style-name="ce5" office:value-type="date" office:date-value="2020-10-10" calcext:value-type="date">
            <text:p>10/10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0-10-11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9:04:29.60376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10-11T19:30:59.352430475</dc:date>
    <meta:editing-duration>PT54M23S</meta:editing-duration>
    <meta:editing-cycles>10</meta:editing-cycles>
    <meta:generator>LibreOffice/6.0.7.3$Linux_X86_64 LibreOffice_project/00m0$Build-3</meta:generator>
    <meta:document-statistic meta:table-count="1" meta:cell-count="59" meta:object-count="0"/>
  </office:meta>
</office:document-meta>
</file>